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O. Š</text:p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38/2023</text:p>
            <text:p text:style-name="Normální">KVOP-35754/2023</text:p>
            <text:p text:style-name="Normální">26. 09. 2023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<text:s text:c="5"/></text:p>
            <text:p text:style-name="Normální">Vážený pan</text:p>
            <text:p text:style-name="Normální">O. Š.</text:p>
            <text:p text:style-name="Normální"/>
            <text:p text:style-name="Normální">e-mail:<text:s/></text:p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vyřízení žádosti o informace</text:h>
      <text:h text:style-name="Nadpis1" text:outline-level="1">podle zákona<text:s/>č. 106/1999 Sb., o svobodném přístupu k informacím</text:h>
      <text:p text:style-name="Základnítext">Vážený pane Š.,</text:p>
      <text:p text:style-name="Základnítext">dne 18. 9. 2023 obdržela Kancelář veřejného ochránce práv Vaši žádost o informace. Žádáte o poskytnutí vyjádření Ministerstva zemědělství k problematice povahy potrubí vedoucího od studny (veřejný ochránce práv se případem zabýval pod sp. zn. 7192/2015/VOP).</text:p>
      <text:p text:style-name="Základnítext"><text:span text:style-name="Silné">Dáváme Vám tyto informace</text:span>:</text:p>
      <text:p text:style-name="Základnítext">Požadované anonymizované vyjádření Ministerstva zemědělství ze dne 21. 3. 2017 Vám zasílám v příloze.</text:p>
      <text:p text:style-name="Základnítext">S pozdravem</text:p>
      <text:p text:style-name="P17">JUDr. Pavel Pořízek, Ph.D. v. r.</text:p>
      <text:p text:style-name="podpis">vedoucí<text:s/>Kanceláře veřejného ochránce práv</text:p>
      <text:p text:style-name="podpis">(dokument je elektronicky podepsán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a</text:p>
      <text:p text:style-name="Normální">Vyjádření Ministerstva zemědělství ze dne 21. 3. 2017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5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USR9*</text:span></text:p>
        <text:p text:style-name="P12"><text:span text:style-name="T13">KVOPX00DUSR9</text:span>KVOPX00DUSR9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11-24T13:22:00Z</meta:creation-date>
    <dc:date>2023-11-24T13:24:00Z</dc:date>
    <meta:print-date>2016-06-27T07:08:00Z</meta:print-date>
    <meta:template xlink:href="KVOP_dopis%20vedoucího" xlink:type="simple"/>
    <meta:editing-cycles>4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19" meta:character-count="826" meta:row-count="5" meta:non-whitespace-character-count="708"/>
  </office:meta>
</office:document-meta>
</file>